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Lat N</text:p>
          </table:table-cell>
          <table:table-cell office:value-type="string" calcext:value-type="string">
            <text:p>Lon 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blation Stake 1</text:p>
          </table:table-cell>
          <table:table-cell office:value-type="float" office:value="-50.51621" calcext:value-type="float">
            <text:p>-50.51621</text:p>
          </table:table-cell>
          <table:table-cell office:value-type="float" office:value="-73.12802" calcext:value-type="float">
            <text:p>-73.12802</text:p>
          </table:table-cell>
          <table:table-cell office:value-type="string" calcext:value-type="string">
            <text:p>On ridge; good data</text:p>
          </table:table-cell>
        </table:table-row>
        <table:table-row table:style-name="ro1">
          <table:table-cell office:value-type="string" calcext:value-type="string">
            <text:p>Ablation Stake 2</text:p>
          </table:table-cell>
          <table:table-cell table:number-columns-repeated="2"/>
          <table:table-cell office:value-type="string" calcext:value-type="string">
            <text:p>In trough between AS 1 and AS 3; no coordinates recorded. Drill intersected crevasse and stake had significantly melted out and tilted upon our return.</text:p>
          </table:table-cell>
        </table:table-row>
        <table:table-row table:style-name="ro1">
          <table:table-cell office:value-type="string" calcext:value-type="string">
            <text:p>Ablation Stake 3</text:p>
          </table:table-cell>
          <table:table-cell office:value-type="float" office:value="-50.51063" calcext:value-type="float">
            <text:p>-50.51063</text:p>
          </table:table-cell>
          <table:table-cell office:value-type="float" office:value="-73.12857" calcext:value-type="float">
            <text:p>-73.12857</text:p>
          </table:table-cell>
          <table:table-cell office:value-type="string" calcext:value-type="string">
            <text:p>On ridge</text:p>
          </table:table-cell>
        </table:table-row>
        <table:table-row table:style-name="ro1">
          <table:table-cell/>
          <table:table-cell office:value-type="string" calcext:value-type="string">
            <text:p>Lat N</text:p>
          </table:table-cell>
          <table:table-cell office:value-type="string" calcext:value-type="string">
            <text:p>Lon E</text:p>
          </table:table-cell>
          <table:table-cell/>
        </table:table-row>
        <table:table-row table:style-name="ro1">
          <table:table-cell office:value-type="string" calcext:value-type="string">
            <text:p>Weather Station 1 – Turística</text:p>
          </table:table-cell>
          <table:table-cell office:value-type="float" office:value="-50.49192" calcext:value-type="float">
            <text:p>-50.49192</text:p>
          </table:table-cell>
          <table:table-cell office:value-type="float" office:value="-73.05851" calcext:value-type="float">
            <text:p>-73.05851</text:p>
          </table:table-cell>
          <table:table-cell office:value-type="string" calcext:value-type="string">
            <text:p>Behind hill near tourist trail</text:p>
          </table:table-cell>
        </table:table-row>
        <table:table-row table:style-name="ro1">
          <table:table-cell office:value-type="string" calcext:value-type="string">
            <text:p>Weather Station 2 – Buscaini</text:p>
          </table:table-cell>
          <table:table-cell office:value-type="float" office:value="-50.51844" calcext:value-type="float">
            <text:p>-50.51844</text:p>
          </table:table-cell>
          <table:table-cell office:value-type="float" office:value="-73.12766" calcext:value-type="float">
            <text:p>-73.12766</text:p>
          </table:table-cell>
          <table:table-cell office:value-type="string" calcext:value-type="string">
            <text:p>From camera, corrected for position ~5 m south of group. Validated against Google Earth</text:p>
          </table:table-cell>
        </table:table-row>
        <table:table-row table:style-name="ro1">
          <table:table-cell office:value-type="string" calcext:value-type="string">
            <text:p>Weather Station 3 – Orloc</text:p>
          </table:table-cell>
          <table:table-cell office:value-type="float" office:value="-50.53026" calcext:value-type="float">
            <text:p>-50.53026</text:p>
          </table:table-cell>
          <table:table-cell office:value-type="float" office:value="-73.13902" calcext:value-type="float">
            <text:p>-73.13902</text:p>
          </table:table-cell>
          <table:table-cell office:value-type="string" calcext:value-type="string">
            <text:p>Follow bedrock channel up towards Orlo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4">00/00/0000</text:date>, <text:time style:data-style-name="N2" text:time-value="14:36:54.5579016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drew Wickert</meta:initial-creator>
    <meta:creation-date>2020-09-13T10:39:37.033843154</meta:creation-date>
    <dc:date>2020-09-14T14:37:12.755529247</dc:date>
    <dc:creator>Andrew Wickert</dc:creator>
    <meta:editing-duration>PT1H19M5S</meta:editing-duration>
    <meta:editing-cycles>3</meta:editing-cycles>
    <meta:generator>LibreOffice/6.4.4.2$Linux_X86_64 LibreOffice_project/40$Build-2</meta:generator>
    <meta:document-statistic meta:table-count="1" meta:cell-count="27" meta:object-count="0"/>
  </office:meta>
</office:document-meta>
</file>